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New A 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TOT A 4</text:p>
          </table:table-cell>
        </table:table-row>
        <table:table-row table:style-name="ro1">
          <table:table-cell office:value-type="string" calcext:value-type="string">
            <text:p>BO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0:25:48.971540682</meta:creation-date>
    <dc:date>2019-08-07T11:45:31.698572775</dc:date>
    <meta:editing-duration>PT11H19M42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